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lope U_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e=</text:p>
          </table:table-cell>
          <table:table-cell table:formula="of:=1.6*10^(-19)" office:value-type="float" office:value="1.6E-019" calcext:value-type="float">
            <text:p>1,60000E-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=</text:p>
          </table:table-cell>
          <table:table-cell office:value-type="float" office:value="0.0000009780425876494" calcext:value-type="float">
            <text:p>9,78043E-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/W=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err</text:p>
          </table:table-cell>
          <table:table-cell table:style-name="Default" office:value-type="string" calcext:value-type="string">
            <text:p>U_xx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n_s_err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µ_er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8514220988121" calcext:value-type="float">
            <text:p>8,51422E-04</text:p>
          </table:table-cell>
          <table:table-cell table:style-name="ce1" office:value-type="float" office:value="0.0000001963533195967" calcext:value-type="float">
            <text:p>1,96353E-07</text:p>
          </table:table-cell>
          <table:table-cell office:value-type="float" office:value="0.00027323" calcext:value-type="float">
            <text:p>2,73230E-04</text:p>
          </table:table-cell>
          <table:table-cell table:style-name="ce1" table:formula="of:=([.$D$2]/[.$D$1])*(1/[.B5])" office:value-type="float" office:value="7.17947793619317E+015" calcext:value-type="float">
            <text:p>7,17948E+15</text:p>
          </table:table-cell>
          <table:table-cell table:style-name="ce1" table:formula="of:=ABS(([.$D$2]/[.$D$1])*(1/[.B5]-[.C5])-[.E5])" office:value-type="float" office:value="1200262" calcext:value-type="float">
            <text:p>1,20026E+06</text:p>
          </table:table-cell>
          <table:table-cell table:style-name="ce1" table:formula="of:=1/([.E5]*[.$D$1])*1/[.D5]*[.$D$3]" office:value-type="float" office:value="19116572.156777" calcext:value-type="float">
            <text:p>1,91166E+07</text:p>
          </table:table-cell>
          <table:table-cell table:style-name="ce1" table:formula="of:=ABS((1/(([.E5]+[.F5])*[.$D$1])*1/[.D5]*[.$D$3])-[.G5])" office:value-type="float" office:value="0.00319590047001839" calcext:value-type="float">
            <text:p>3,19590E-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8640397593972" calcext:value-type="float">
            <text:p>8,64040E-04</text:p>
          </table:table-cell>
          <table:table-cell table:style-name="ce1" office:value-type="float" office:value="0.0000001237893164467" calcext:value-type="float">
            <text:p>1,23789E-07</text:p>
          </table:table-cell>
          <table:table-cell office:value-type="float" office:value="0.000284912" calcext:value-type="float">
            <text:p>2,84912E-04</text:p>
          </table:table-cell>
          <table:table-cell table:style-name="ce1" table:formula="of:=([.$D$2]/[.$D$1])*(1/[.B6])" office:value-type="float" office:value="7.07463528885909E+015" calcext:value-type="float">
            <text:p>7,07464E+15</text:p>
          </table:table-cell>
          <table:table-cell table:style-name="ce1" table:formula="of:=ABS(([.$D$2]/[.$D$1])*(1/[.B6]-[.C6])-[.E6])" office:value-type="float" office:value="756695" calcext:value-type="float">
            <text:p>7,56695E+05</text:p>
          </table:table-cell>
          <table:table-cell table:style-name="ce1" table:formula="of:=1/([.E6]*[.$D$1])*1/[.D6]*[.$D$3]" office:value-type="float" office:value="18604434.3529369" calcext:value-type="float">
            <text:p>1,86044E+07</text:p>
          </table:table-cell>
          <table:table-cell table:style-name="ce1" table:formula="of:=ABS((1/(([.E6]+[.F6])*[.$D$1])*1/[.D6]*[.$D$3])-[.G6])" office:value-type="float" office:value="0.00198990851640701" calcext:value-type="float">
            <text:p>1,98991E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8477633500423" calcext:value-type="float">
            <text:p>8,47763E-04</text:p>
          </table:table-cell>
          <table:table-cell table:style-name="ce1" office:value-type="float" office:value="0.00000004928018697264" calcext:value-type="float">
            <text:p>4,92802E-08</text:p>
          </table:table-cell>
          <table:table-cell office:value-type="float" office:value="0.000280024" calcext:value-type="float">
            <text:p>2,80024E-04</text:p>
          </table:table-cell>
          <table:table-cell table:style-name="ce1" table:formula="of:=([.$D$2]/[.$D$1])*(1/[.B7])" office:value-type="float" office:value="7.21046288743639E+015" calcext:value-type="float">
            <text:p>7,21046E+15</text:p>
          </table:table-cell>
          <table:table-cell table:style-name="ce1" table:formula="of:=ABS(([.$D$2]/[.$D$1])*(1/[.B7]-[.C7])-[.E7])" office:value-type="float" office:value="301239" calcext:value-type="float">
            <text:p>3,01239E+05</text:p>
          </table:table-cell>
          <table:table-cell table:style-name="ce1" table:formula="of:=1/([.E7]*[.$D$1])*1/[.D7]*[.$D$3]" office:value-type="float" office:value="18572606.9062715" calcext:value-type="float">
            <text:p>1,85726E+07</text:p>
          </table:table-cell>
          <table:table-cell table:style-name="ce1" table:formula="of:=ABS((1/(([.E7]+[.F7])*[.$D$1])*1/[.D7]*[.$D$3])-[.G7])" office:value-type="float" office:value="0.000775929540395737" calcext:value-type="float">
            <text:p>7,7593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008546493919893" calcext:value-type="float">
            <text:p>8,54649E-04</text:p>
          </table:table-cell>
          <table:table-cell table:style-name="ce1" office:value-type="float" office:value="0.0000001061444786263" calcext:value-type="float">
            <text:p>1,06144E-07</text:p>
          </table:table-cell>
          <table:table-cell office:value-type="float" office:value="0.000299456" calcext:value-type="float">
            <text:p>2,99456E-04</text:p>
          </table:table-cell>
          <table:table-cell table:style-name="ce1" table:formula="of:=([.$D$2]/[.$D$1])*(1/[.B8])" office:value-type="float" office:value="7.15236707602465E+015" calcext:value-type="float">
            <text:p>7,15237E+15</text:p>
          </table:table-cell>
          <table:table-cell table:style-name="ce1" table:formula="of:=ABS(([.$D$2]/[.$D$1])*(1/[.B8]-[.C8])-[.E8])" office:value-type="float" office:value="648836" calcext:value-type="float">
            <text:p>6,48836E+05</text:p>
          </table:table-cell>
          <table:table-cell table:style-name="ce1" table:formula="of:=1/([.E8]*[.$D$1])*1/[.D8]*[.$D$3]" office:value-type="float" office:value="17508480.3540544" calcext:value-type="float">
            <text:p>1,75085E+07</text:p>
          </table:table-cell>
          <table:table-cell table:style-name="ce1" table:formula="of:=ABS((1/(([.E8]+[.F8])*[.$D$1])*1/[.D8]*[.$D$3])-[.G8])" office:value-type="float" office:value="0.00158830359578133" calcext:value-type="float">
            <text:p>1,58830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0008666784151061" calcext:value-type="float">
            <text:p>8,66678E-04</text:p>
          </table:table-cell>
          <table:table-cell table:style-name="ce1" office:value-type="float" office:value="0.0000001061725652627" calcext:value-type="float">
            <text:p>1,06173E-07</text:p>
          </table:table-cell>
          <table:table-cell office:value-type="float" office:value="0.000348808" calcext:value-type="float">
            <text:p>3,48808E-04</text:p>
          </table:table-cell>
          <table:table-cell table:style-name="ce1" table:formula="of:=([.$D$2]/[.$D$1])*(1/[.B9])" office:value-type="float" office:value="7.05309612684933E+015" calcext:value-type="float">
            <text:p>7,05310E+15</text:p>
          </table:table-cell>
          <table:table-cell table:style-name="ce1" table:formula="of:=ABS(([.$D$2]/[.$D$1])*(1/[.B9]-[.C9])-[.E9])" office:value-type="float" office:value="649008" calcext:value-type="float">
            <text:p>6,49008E+05</text:p>
          </table:table-cell>
          <table:table-cell table:style-name="ce1" table:formula="of:=1/([.E9]*[.$D$1])*1/[.D9]*[.$D$3]" office:value-type="float" office:value="15242809.7042161" calcext:value-type="float">
            <text:p>1,52428E+07</text:p>
          </table:table-cell>
          <table:table-cell table:style-name="ce1" table:formula="of:=ABS((1/(([.E9]+[.F9])*[.$D$1])*1/[.D9]*[.$D$3])-[.G9])" office:value-type="float" office:value="0.00140260346233845" calcext:value-type="float">
            <text:p>1,40260E-03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.00.0000</text:date>, <text:time style:data-style-name="N2" text:time-value="01:05:25.369777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09-11T01:08:09.625144135</dc:date>
    <meta:editing-duration>PT3H24M40S</meta:editing-duration>
    <meta:editing-cycles>32</meta:editing-cycles>
    <meta:generator>LibreOffice/4.4.2.2$Linux_X86_64 LibreOffice_project/40m0$Build-2</meta:generator>
    <meta:document-statistic meta:table-count="1" meta:cell-count="54" meta:object-count="0"/>
    <meta:user-defined meta:name="qrichtext">1</meta:user-defined>
  </office:meta>
</office:document-meta>
</file>